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20000001901923B8A2.png" manifest:media-type="image/png"/>
  <manifest:file-entry manifest:full-path="Pictures/1000000000000320000001906C266CD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Light" svg:font-family="'Bahnschrift Light'" style:font-adornments="Light" style:font-family-generic="swiss" style:font-pitch="variable"/>
    <style:font-face style:name="Cascadia Code" svg:font-family="'Cascadia Code'" style:font-family-generic="modern" style:font-pitch="fixed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Libertine G" svg:font-family="'Linux Libertine G'" style:font-pitch="variable"/>
    <style:font-face style:name="MS PGothic" svg:font-family="'MS PGothic'" style:font-family-generic="swiss" style:font-pitch="variable"/>
    <style:font-face style:name="Microsoft YaHei" svg:font-family="'Microsoft YaHei'" style:font-family-generic="system" style:font-pitch="variable"/>
    <style:font-face style:name="Microsoft Yi Baiti" svg:font-family="'Microsoft Yi Baiti'" style:font-family-generic="scrip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rminus (TTF) for Windows" svg:font-family="'Terminus (TTF) for Windows'" style:font-family-generic="modern" style:font-pitch="fixed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6" style:family="presentation" style:parent-style-name="Two_20_columns-outline1">
      <style:graphic-properties fo:min-height="8.884cm" loext:decorative="false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style:font-name="Linux Biolinum G" fo:font-size="40pt" fo:language="zxx" fo:country="none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P2" style:family="paragraph">
      <style:text-properties style:font-name="Linux Libertine G"/>
    </style:style>
    <style:style style:name="P3" style:family="paragraph">
      <loext:graphic-properties draw:fill="none" draw:fill-color="#ffffff"/>
      <style:text-properties style:font-name="Linux Libertine G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</style:style>
    <style:style style:name="T1" style:family="text">
      <style:text-properties style:font-name="Linux Biolinum G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Linux Libertine G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8cm" svg:height="3cm" svg:x="-0.5cm" svg:y="10.5cm" presentation:class="title" presentation:user-transformed="true">
          <draw:text-box>
            <text:p text:style-name="P1"><text:span text:style-name="T1">Minimalna Lokalna Aloakacija Registara</text:span></text:p>
          </draw:text-box>
        </draw:frame>
        <draw:frame draw:style-name="gr1" draw:text-style-name="P3" draw:layer="layout" svg:width="12.093cm" svg:height="1.699cm" svg:x="11.272cm" svg:y="14cm">
          <draw:text-box>
            <text:p text:style-name="P2"><text:span text:style-name="T2">Aleksandar Urošević</text:span></text:p>
            <text:p text:style-name="P2"><text:span text:style-name="T2">Univerzitet u Beogradu Matematički fakult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placeholder="true">
          <draw:text-box/>
        </draw:frame>
        <draw:frame draw:style-name="gr3" draw:text-style-name="P6" draw:layer="layout" svg:width="18.269cm" svg:height="9.134cm" svg:x="4.864cm" svg:y="3.685cm" presentation:class="graphic">
          <draw:image xlink:href="Pictures/1000000000000320000001901923B8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placeholder="true">
          <draw:text-box/>
        </draw:frame>
        <draw:frame draw:style-name="gr3" draw:text-style-name="P6" draw:layer="layout" svg:width="18.269cm" svg:height="9.134cm" svg:x="4.863cm" svg:y="3.685cm" presentation:class="graphic" presentation:user-transformed="true">
          <draw:image xlink:href="Pictures/1000000000000320000001906C266CD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5" draw:text-style-name="P5" draw:layer="layout" svg:width="26.5cm" svg:height="1.8cm" svg:x="0.4cm" svg:y="0.2cm" presentation:class="title" presentation:placeholder="true">
          <draw:text-box/>
        </draw:frame>
        <draw:frame presentation:style-name="pr6" draw:text-style-name="P5" draw:layer="layout" svg:width="12.297cm" svg:height="9.134cm" svg:x="1.4cm" svg:y="3.685cm" presentation:class="outline" presentation:placeholder="true">
          <draw:text-box/>
        </draw:frame>
        <draw:frame presentation:style-name="pr6" draw:text-style-name="P5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Light" svg:font-family="'Bahnschrift Light'" style:font-adornments="Light" style:font-family-generic="swiss" style:font-pitch="variable"/>
    <style:font-face style:name="Cascadia Code" svg:font-family="'Cascadia Code'" style:font-family-generic="modern" style:font-pitch="fixed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Libertine G" svg:font-family="'Linux Libertine G'" style:font-pitch="variable"/>
    <style:font-face style:name="MS PGothic" svg:font-family="'MS PGothic'" style:font-family-generic="swiss" style:font-pitch="variable"/>
    <style:font-face style:name="Microsoft YaHei" svg:font-family="'Microsoft YaHei'" style:font-family-generic="system" style:font-pitch="variable"/>
    <style:font-face style:name="Microsoft Yi Baiti" svg:font-family="'Microsoft Yi Baiti'" style:font-family-generic="scrip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rminus (TTF) for Windows" svg:font-family="'Terminus (TTF) for Windows'" style:font-family-generic="modern" style:font-pitch="fixed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  <style:font-face style:name="Yu Gothic Light" svg:font-family="'Yu Gothic Light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ortfolio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6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9.798cm" svg:height="11.136cm" svg:x="0.6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7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4T14:52:14.665000000</meta:creation-date>
    <meta:editing-duration>PT13M31S</meta:editing-duration>
    <meta:editing-cycles>2</meta:editing-cycles>
    <meta:generator>LibreOffice/7.6.4.1$Windows_X86_64 LibreOffice_project/e19e193f88cd6c0525a17fb7a176ed8e6a3e2aa1</meta:generator>
    <dc:title>Portfolio</dc:title>
    <dc:date>2024-01-24T15:05:46.094000000</dc:date>
    <meta:document-statistic meta:object-count="74"/>
  </office:meta>
</office:document-meta>
</file>